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11089725486714863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20727840128921002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70299772871473576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60211091757904942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20148317458374622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05455810578642030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08434596135954113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0229623073882162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37215" text:continue-list="list708434596135954113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9475428647121478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4406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2152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4002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5192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3765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15578799545181814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64758965210082136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002005948128341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4972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5663379407298952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786238346165495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05748908290144333" text:style-name="L15">
        <text:list-item>
          <text:list>
            <text:list-header>
              <text:p text:style-name="P183">1.5 miles averaging about 9:40/mile and rest 1 min</text:p>
            </text:list-header>
          </text:list>
        </text:list-item>
      </text:list>
      <text:p text:style-name="P24">1 mile in 8:26 and rest 2 min</text:p>
      <text:list xml:id="list540393306951308372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69089414734970417"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21977"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63028941225131504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264076978603676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8956049524778433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21723" text:continue-list="list3426407697860367661" text:style-name="L19">
        <text:list-item>
          <text:list>
            <text:list-header>
              <text:p text:style-name="P187">(Pace*HR)=1240</text:p>
            </text:list-header>
          </text:list>
        </text:list-item>
      </text:list>
      <text:list xml:id="list36539831" text:continue-list="list7630289412251315048" text:style-name="L18">
        <text:list-item>
          <text:list>
            <text:list-header>
              <text:p text:style-name="P186">2 miles at 10:46/mile Ave HR= 121 bpm and rest a few minutes</text:p>
            </text:list-header>
          </text:list>
        </text:list-item>
      </text:list>
      <text:list xml:id="list36527147" text:continue-list="list3652172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3607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48796591030823885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98687250856047711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3163555991941382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58313253125591999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610831744159916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37372916083253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2231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3482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44682420810550504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0713697479261397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3724766874241012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4129629071809559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2188301696922388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407966605969122112" text:style-name="L32">
        <text:list-item>
          <text:list>
            <text:list-header>
              <text:p text:style-name="P197">0.25 miles in 2:54</text:p>
              <text:p text:style-name="P197">1 mile in 9:21 going faster as I ran and ending at around 8:30 pace</text:p>
            </text:list-header>
          </text:list>
        </text:list-item>
      </text:list>
      <text:list xml:id="list542452102389637511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23776597344116943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9750387822513026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72533593121240570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80200797203074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1473813003555537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6T16:28:02.19</dc:date>
    <dc:creator>James Lombardi</dc:creator>
    <meta:editing-duration>P28DT14H20M57S</meta:editing-duration>
    <meta:editing-cycles>2107</meta:editing-cycles>
    <meta:generator>OpenOffice/4.1.2$Win32 OpenOffice.org_project/412m3$Build-9782</meta:generator>
    <meta:document-statistic meta:table-count="0" meta:image-count="9" meta:object-count="0" meta:page-count="208" meta:paragraph-count="6083" meta:word-count="65811" meta:character-count="337111"/>
  </office:meta>
</office:document-meta>
</file>